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375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9016in" fo:break-before="auto" style:use-optimal-row-height="true"/>
    </style:style>
    <style:style style:name="ro10" style:family="table-row">
      <style:table-row-properties style:row-height="1.2535in" fo:break-before="auto" style:use-optimal-row-height="true"/>
    </style:style>
    <style:style style:name="ro11" style:family="table-row">
      <style:table-row-properties style:row-height="1.4299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1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917">1917</text:a></text:span></text:p>
          </table:table-cell>
          <table:table-cell table:style-name="ce18" office:value-type="string">
            <text:p>Unique order on multi-source nodes fails with template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Add a flag to CatFile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6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3" office:value-type="string">
            <text:p>More Queue Runtime Controls</text:p>
          </table:table-cell>
          <table:table-cell table:style-name="ce24" office:value-type="string">
            <text:p>Server Daemons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7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3" office:value-type="string">
            <text:p>Memory Profile the UI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1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9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3" office:value-type="string">
            <text:p>Update plplugin to handle plugin resource informa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s to be checked-in</text:p>
          </table:table-cell>
          <table:table-cell table:style-name="ce13" office:value-type="string">
            <text:p>John?</text:p>
          </table:table-cell>
          <table:table-cell office:value-type="string">
            <text:p>This is done but decided to exclude in the releases while you away since it dealt with totally changing the interaction with plplugin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48" table:number-columns-repeated="2"/>
          <table:table-cell table:number-columns-repeated="245"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4" office:value-type="string">
            <text:p>Hardware Key Dial in Queue Sta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Very Easy</text:p>
          </table:table-cell>
          <table:table-cell table:style-name="ce14" office:value-type="string">
            <text:p>Subset of 987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2" table:number-rows-repeated="65295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3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3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3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3"/>
      </table:named-expressions>
      <table:database-ranges>
        <table:database-range table:target-range-address="All.A9:All.L193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4">05/14/2009</text:date>, <text:time>18:2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5-14T18:23:15</dc:date>
    <meta:editing-cycles>98</meta:editing-cycles>
    <meta:editing-duration>P1DT15H32M20S</meta:editing-duration>
    <meta:user-defined meta:name="Info 1"/>
    <meta:user-defined meta:name="Info 2"/>
    <meta:user-defined meta:name="Info 3"/>
    <meta:user-defined meta:name="Info 4"/>
    <meta:document-statistic meta:table-count="2" meta:cell-count="2666"/>
  </office:meta>
</office:document-meta>
</file>